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5.66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5.7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hyphenate="tru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font-name="Arial" style:font-name-asian="Droid Sans Fallback" style:font-name-complex="Lohit Hindi" fo:hyphenate="true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/>
      <style:text-properties fo:hyphenate="true"/>
    </style:style>
    <style:style style:name="T1" style:family="text">
      <style:text-properties style:font-name="Arial" style:font-name-asian="Droid Sans Fallback" style:font-name-complex="Lohit Hindi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normalize_vcf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normalize_vcf</text:p>
          </table:table-cell>
          <table:table-cell table:style-name="ce3" office:value-type="string">
            <text:p>case_normalize_vcf_01</text:p>
          </table:table-cell>
          <table:table-cell office:value-type="string">
            <text:p>To see if normalize-vcf work correctly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add" table:style-name="ta1"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3">
          <table:table-cell table:style-name="ce5" office:value-type="float" office:value="1" table:number-columns-spanned="1" table:number-rows-spanned="2">
            <text:p>1</text:p>
          </table:table-cell>
          <table:table-cell office:value-type="string">
            <text:p>case_bvd_add_08</text:p>
          </table:table-cell>
          <table:table-cell office:value-type="string">
            <text:p>1. To test bvd-add with real variants with random CHROM and POS from vcf file. </text:p>
            <text:p>2. To test if there isn't any existing bvdb database.</text:p>
            <text:p>3. To test if database '-d' is not presented</text:p>
            <text:p>4. To test if tags '-T' is not presented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add_01</text:p>
          </table:table-cell>
          <table:table-cell office:value-type="string">
            <text:p>1. To test bvd-add with real variants with random CHROM and POS from vcf file. </text:p>
            <text:p>2. To test if there isn't any existing bvdb database.</text:p>
            <text:p>3. To test if database '-d' is not presented.</text:p>
            <text:p>4. To test if tags '-T' is presented.</text:p>
          </table:table-cell>
          <table:table-cell table:number-columns-repeated="1021"/>
        </table:table-row>
        <table:table-row table:style-name="ro4">
          <table:table-cell table:style-name="ce5" office:value-type="float" office:value="2" table:number-columns-spanned="1" table:number-rows-spanned="4">
            <text:p>2</text:p>
          </table:table-cell>
          <table:table-cell table:style-name="ce3" office:value-type="string">
            <text:p>case_bvd_add_02</text:p>
          </table:table-cell>
          <table:table-cell office:value-type="string">
            <text:p>Using data rom case_bvd_add_08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</text:span><text:span text:style-name="T1">is not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3" office:value-type="string">
            <text:p>case_bvd_add_09</text:p>
          </table:table-cell>
          <table:table-cell office:value-type="string">
            <text:p>Using data rom case_bvd_add_08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</text:span><text:span text:style-name="T1">tag' is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3" office:value-type="string">
            <text:p>case_bvd_add_10</text:p>
          </table:table-cell>
          <table:table-cell office:value-type="string">
            <text:p>Using data rom case_bvd_add_01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</text:span><text:span text:style-name="T1">is not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3" office:value-type="string">
            <text:p>case_bvd_add_11</text:p>
          </table:table-cell>
          <table:table-cell office:value-type="string">
            <text:p>Using data rom case_bvd_add_01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</text:span><text:span text:style-name="T1">is presented.</text:span></text:p>
          </table:table-cell>
          <table:table-cell table:number-columns-repeated="1021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3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6">
          <table:table-cell table:style-name="ce2" office:value-type="float" office:value="4">
            <text:p>4</text:p>
          </table:table-cell>
          <table:table-cell table:style-name="ce3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7">
          <table:table-cell table:style-name="ce2" office:value-type="float" office:value="5">
            <text:p>5</text:p>
          </table:table-cell>
          <table:table-cell table:style-name="ce3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7">
          <table:table-cell table:style-name="ce2" office:value-type="float" office:value="6">
            <text:p>6</text:p>
          </table:table-cell>
          <table:table-cell table:style-name="ce3" office:value-type="string">
            <text:p>case_bvd_add_06</text:p>
          </table:table-cell>
          <table:table-cell table:style-name="ce3" office:value-type="string">
            <text:p><text:span text:style-name="T2">1. To test bvd-add </text:span><text:span text:style-name="T2">with real variants with </text:span><text:span text:style-name="T2">random CHROM and </text:span><text:span text:style-name="T2">POS from vcf file. </text:span></text:p>
            <text:p><text:span text:style-name="T2">2. To test if there isn't </text:span><text:span text:style-name="T2">any existing bvdb </text:span><text:span text:style-name="T2">database.</text:span></text:p>
            <text:p><text:span text:style-name="T2">3. To test if database </text:span><text:span text:style-name="T2">'-d' is presented</text:span></text:p>
          </table:table-cell>
          <table:table-cell table:number-columns-repeated="1021"/>
        </table:table-row>
        <table:table-row table:style-name="ro7">
          <table:table-cell table:style-name="ce2" office:value-type="float" office:value="7">
            <text:p>7</text:p>
          </table:table-cell>
          <table:table-cell table:style-name="ce3" office:value-type="string">
            <text:p>case_bvd_add_07</text:p>
          </table:table-cell>
          <table:table-cell office:value-type="string">
            <text:p>1. To test bvd-add with real variants with random CHROM and POS from vcf file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get" table:style-name="ta1"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6">
          <table:table-cell table:style-name="ce2" office:value-type="float" office:value="1" table:number-columns-spanned="1" table:number-rows-spanned="3">
            <text:p>1</text:p>
          </table:table-cell>
          <table:table-cell table:style-name="ce3" office:value-type="string">
            <text:p>case_bvd_get_01</text:p>
          </table:table-cell>
          <table:table-cell office:value-type="string">
            <text:p>To test with some variants in different chromosome from real data. And also with some expected tags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5</text:p>
          </table:table-cell>
          <table:table-cell office:value-type="string">
            <text:p>Same as case_bvd_get_01 but with parameter '-d' presented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6</text:p>
          </table:table-cell>
          <table:table-cell office:value-type="string">
            <text:p>Same as case_bvd_get_01 but with parameter '--database' presented</text:p>
          </table:table-cell>
          <table:table-cell table:number-columns-repeated="1021"/>
        </table:table-row>
        <table:table-row table:style-name="ro8">
          <table:table-cell table:style-name="ce2" office:value-type="float" office:value="2">
            <text:p>2</text:p>
          </table:table-cell>
          <table:table-cell table:style-name="ce3" office:value-type="string">
            <text:p>case_bvd_get_02</text:p>
          </table:table-cell>
          <table:table-cell office:value-type="string">
            <text:p>To test with all possible combinations of normal excluded tags by using tags and variants generate from <text:span text:style-name="T2">case_bvd_add_04</text:span></text:p>
            <text:p/>
            <text:p>There are 3 tags in <text:span text:style-name="T2">case_bvd_add_04</text:span></text:p>
            <text:p>- colon_cancer</text:p>
            <text:p>- lung_cancer</text:p>
            <text:p>- prostate_cancer</text:p>
            <text:p/>
            <text:p>So it has 16 possible normal combinations</text:p>
            <text:p>1. &lt;no excluded tags&gt;</text:p>
            <text:p>2. colon_cancer</text:p>
            <text:p>3. colon_cancer,lung_cancer</text:p>
            <text:p>4. colon_cancer,lung_cancer,prostate_cancer</text:p>
            <text:p>5. colon_cancer,prostate_cancer</text:p>
            <text:p>6. colon_cancer,prostate_cancer,lung_cancer</text:p>
            <text:p>7. lung_cancer</text:p>
            <text:p>8. lung_cancer,colon_cancer</text:p>
            <text:p>9. lung_cancer,colon_cancer,prostate_cancer</text:p>
            <text:p>10. lung_cancer,prostate_cancer</text:p>
            <text:p>11. lung_cancer,prostate_cancer,colon_cancer</text:p>
            <text:p>12. prostate_cancer</text:p>
            <text:p>13. prostate_cancer,colon_cancer</text:p>
            <text:p>14. prostate_cancer,colon_cancer,lung_cancer</text:p>
            <text:p>15. prostate_cancer,lung_cancer</text:p>
            <text:p>16. prostate_cancer,lung_cancer,colon_cancer</text:p>
            <text:p/>
            <text:p>This testcase consist of 16 sub testcases. Each represent one combination above.</text:p>
            <text:p/>
            <text:p>Side note : Those 16 combinations can be reduced to 8 actual combinations</text:p>
            <text:p>a. &lt;no excluded tags&gt;</text:p>
            <text:p>b. colon_cancer</text:p>
            <text:p>c. colon_cancer,lung_cancer</text:p>
            <text:p>d. colon_cancer,lung_cancer,prostate_cancer</text:p>
            <text:p>e. colon_cancer,prostate_cancer</text:p>
            <text:p>f. lung_cancer</text:p>
            <text:p>g. lung_cancer,prostate_cancer</text:p>
            <text:p>h. prostate_cancer</text:p>
          </table:table-cell>
          <table:table-cell table:number-columns-repeated="1021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string">
            <text:p>case_bvd_get_03</text:p>
          </table:table-cell>
          <table:table-cell office:value-type="string">
            <text:p>This is the extension from <text:span text:style-name="T2">case_bvd_get_02</text:span>. The purpose is to test with a weird excluded-tags combination.</text:p>
            <text:p>Only one case so far: lung_cancer,colon_cancer,lung_cancer</text:p>
            <text:p>Data here are from case_bvd_add_04</text:p>
          </table:table-cell>
          <table:table-cell table:number-columns-repeated="1021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" office:value-type="string">
            <text:p>case_bvd_get_04</text:p>
          </table:table-cell>
          <table:table-cell office:value-type="string">
            <text:p>This is the extension from <text:span text:style-name="T2">case_bvd_get_02</text:span>. The purpose is to test with two tags, one tag that exist in database and another not exist.</text:p>
            <text:p>Only one case so far: lung_cancer,breast_cancer</text:p>
            <text:p>Data here are from case_bvd_add_04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merg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case_bvd_merge_01</text:p>
          </table:table-cell>
          <table:table-cell office:value-type="string">
            <text:p>To test if one of the two given databases does not exis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case_bvd_merge_02</text:p>
          </table:table-cell>
          <table:table-cell office:value-type="string">
            <text:p>To test if the one of the input databases doesn't have the database file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case_bvd_merge_03</text:p>
          </table:table-cell>
          <table:table-cell office:value-type="string">
            <text:p>To test if the one of the input databases doesn't have the chksum file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string">
            <text:p>case_bvd_merge_04</text:p>
          </table:table-cell>
          <table:table-cell office:value-type="string">
            <text:p>To test function 'validate_bvdb' from command line with the database without database file</text:p>
          </table:table-cell>
          <table:table-cell table:number-columns-repeated="1021"/>
        </table:table-row>
        <table:table-row table:style-name="ro7">
          <table:table-cell office:value-type="float" office:value="5" table:number-columns-spanned="1" table:number-rows-spanned="4">
            <text:p>5</text:p>
          </table:table-cell>
          <table:table-cell table:style-name="ce3" office:value-type="string">
            <text:p>case_bvd_merge_05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7">
          <table:covered-table-cell/>
          <table:table-cell table:style-name="ce3" office:value-type="string">
            <text:p>case_bvd_merge_06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7">
          <table:covered-table-cell/>
          <table:table-cell table:style-name="ce3" office:value-type="string">
            <text:p>case_bvd_merge_07</text:p>
          </table:table-cell>
          <table:table-cell office:value-type="string">
            <text:p>To test if</text:p>
            <text:p>1. Local database does not exist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7">
          <table:covered-table-cell/>
          <table:table-cell table:style-name="ce3" office:value-type="string">
            <text:p>case_bvd_merge_09</text:p>
          </table:table-cell>
          <table:table-cell office:value-type="string">
            <text:p>To test if</text:p>
            <text:p>1. Local database exist with location from '-d' parameter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5">
          <table:table-cell office:value-type="float" office:value="6" table:number-columns-spanned="1" table:number-rows-spanned="4">
            <text:p>6</text:p>
          </table:table-cell>
          <table:table-cell office:value-type="string">
            <text:p>case_bvd_merge_08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default local database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5">
          <table:covered-table-cell/>
          <table:table-cell office:value-type="string">
            <text:p>case_bvd_merge_10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local database specified by parameter '-d'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case_bvd_merge_11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default local database.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case_bvd_merge_12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local database specified by parameter '-d'.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case_bvd_merge_13</text:p>
          </table:table-cell>
          <table:table-cell office:value-type="string">
            <text:p>To compare the result of bvd-add and bvd-merge with 5 real vcf files with expect tags. In bvd-merge, it'll merge the data from 5 databases, including the local one.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3" office:value-type="string">
            <text:p>case_performance_01</text:p>
          </table:table-cell>
          <table:table-cell office:value-type="string">
            <text:p>To see how well bvd-add be able to add variants from 200 real vcf files.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02/21/2012</text:date>, <text:time>16:2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17T11:57:09</meta:creation-date>
    <meta:generator>LibreOffice/3.4$Linux LibreOffice_project/340m1$Build-302</meta:generator>
    <dc:date>2012-02-21T16:28:58</dc:date>
    <dc:creator>jessada </dc:creator>
    <meta:editing-duration>P1DT3H25M28S</meta:editing-duration>
    <meta:editing-cycles>16</meta:editing-cycles>
    <meta:document-statistic meta:table-count="5" meta:cell-count="99" meta:object-count="0"/>
  </office:meta>
</office:document-meta>
</file>